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339in"/>
    </style:style>
    <style:style style:name="co4" style:family="table-column">
      <style:table-column-properties fo:break-before="auto" style:column-width="1.2728in"/>
    </style:style>
    <style:style style:name="co5" style:family="table-column">
      <style:table-column-properties fo:break-before="auto" style:column-width="1.3165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  <table:table-cell/>
          <table:table-cell office:value-type="string" calcext:value-type="string">
            <text:p>Ipc*1000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53951" calcext:value-type="float">
            <text:p>53951</text:p>
          </table:table-cell>
          <table:table-cell office:value-type="float" office:value="10029" calcext:value-type="float">
            <text:p>10029</text:p>
          </table:table-cell>
          <table:table-cell office:value-type="float" office:value="3422116654.6" calcext:value-type="float">
            <text:p>3422116654.6</text:p>
          </table:table-cell>
          <table:table-cell office:value-type="float" office:value="9373905219" calcext:value-type="float">
            <text:p>9373905219</text:p>
          </table:table-cell>
          <table:table-cell office:value-type="float" office:value="11713946.2" calcext:value-type="float">
            <text:p>11713946.2</text:p>
          </table:table-cell>
          <table:table-cell office:value-type="float" office:value="402662634.9" calcext:value-type="float">
            <text:p>402662634.9</text:p>
          </table:table-cell>
          <table:table-cell office:value-type="float" office:value="399709941.7" calcext:value-type="float">
            <text:p>399709941.7</text:p>
          </table:table-cell>
          <table:table-cell office:value-type="float" office:value="345923.7" calcext:value-type="float">
            <text:p>345923.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713946.2" calcext:value-type="float">
            <text:p>11713946.2</text:p>
          </table:table-cell>
          <table:table-cell office:value-type="float" office:value="25.69" calcext:value-type="float">
            <text:p>25.69</text:p>
          </table:table-cell>
          <table:table-cell office:value-type="float" office:value="25.5" calcext:value-type="float">
            <text:p>25.5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2071.05" calcext:value-type="float">
            <text:p>2071.05</text:p>
          </table:table-cell>
          <table:table-cell/>
          <table:table-cell table:formula="of:=1000*[.O2]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53983" calcext:value-type="float">
            <text:p>53983</text:p>
          </table:table-cell>
          <table:table-cell office:value-type="float" office:value="15046" calcext:value-type="float">
            <text:p>15046</text:p>
          </table:table-cell>
          <table:table-cell office:value-type="float" office:value="3336240456" calcext:value-type="float">
            <text:p>3336240456</text:p>
          </table:table-cell>
          <table:table-cell office:value-type="float" office:value="9507081604.6" calcext:value-type="float">
            <text:p>9507081604.6</text:p>
          </table:table-cell>
          <table:table-cell office:value-type="float" office:value="11126143.53" calcext:value-type="float">
            <text:p>11126143.53</text:p>
          </table:table-cell>
          <table:table-cell office:value-type="float" office:value="420366694.26" calcext:value-type="float">
            <text:p>420366694.26</text:p>
          </table:table-cell>
          <table:table-cell office:value-type="float" office:value="417120124.13" calcext:value-type="float">
            <text:p>417120124.13</text:p>
          </table:table-cell>
          <table:table-cell office:value-type="float" office:value="1062056.93" calcext:value-type="float">
            <text:p>1062056.93</text:p>
          </table:table-cell>
          <table:table-cell office:value-type="float" office:value="32.73" calcext:value-type="float">
            <text:p>32.7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11126143.53" calcext:value-type="float">
            <text:p>11126143.53</text:p>
          </table:table-cell>
          <table:table-cell office:value-type="float" office:value="26.82" calcext:value-type="float">
            <text:p>26.82</text:p>
          </table:table-cell>
          <table:table-cell office:value-type="float" office:value="26.61" calcext:value-type="float">
            <text:p>26.6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664.81" calcext:value-type="float">
            <text:p>664.81</text:p>
          </table:table-cell>
          <table:table-cell/>
          <table:table-cell table:formula="of:=1000*[.O3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54014" calcext:value-type="float">
            <text:p>54014</text:p>
          </table:table-cell>
          <table:table-cell office:value-type="float" office:value="83268" calcext:value-type="float">
            <text:p>83268</text:p>
          </table:table-cell>
          <table:table-cell office:value-type="float" office:value="9516050026.02" calcext:value-type="float">
            <text:p>9516050026.02</text:p>
          </table:table-cell>
          <table:table-cell office:value-type="float" office:value="6714184971.19" calcext:value-type="float">
            <text:p>6714184971.19</text:p>
          </table:table-cell>
          <table:table-cell office:value-type="float" office:value="216353.74" calcext:value-type="float">
            <text:p>216353.74</text:p>
          </table:table-cell>
          <table:table-cell office:value-type="float" office:value="19048413.32" calcext:value-type="float">
            <text:p>19048413.32</text:p>
          </table:table-cell>
          <table:table-cell office:value-type="float" office:value="29600192.31" calcext:value-type="float">
            <text:p>29600192.31</text:p>
          </table:table-cell>
          <table:table-cell office:value-type="float" office:value="5318480.1" calcext:value-type="float">
            <text:p>5318480.1</text:p>
          </table:table-cell>
          <table:table-cell office:value-type="float" office:value="26.97" calcext:value-type="float">
            <text:p>26.9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353.74" calcext:value-type="float">
            <text:p>216353.74</text:p>
          </table:table-cell>
          <table:table-cell office:value-type="float" office:value="1.21" calcext:value-type="float">
            <text:p>1.21</text:p>
          </table:table-cell>
          <table:table-cell office:value-type="float" office:value="1.88" calcext:value-type="float">
            <text:p>1.88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office:value-type="float" office:value="713.31" calcext:value-type="float">
            <text:p>713.31</text:p>
          </table:table-cell>
          <table:table-cell/>
          <table:table-cell table:formula="of:=1000*[.O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54056" calcext:value-type="float">
            <text:p>54056</text:p>
          </table:table-cell>
          <table:table-cell office:value-type="float" office:value="6018" calcext:value-type="float">
            <text:p>6018</text:p>
          </table:table-cell>
          <table:table-cell office:value-type="float" office:value="18073232745.33" calcext:value-type="float">
            <text:p>18073232745.33</text:p>
          </table:table-cell>
          <table:table-cell office:value-type="float" office:value="9373913369" calcext:value-type="float">
            <text:p>9373913369</text:p>
          </table:table-cell>
          <table:table-cell office:value-type="float" office:value="9830684" calcext:value-type="float">
            <text:p>9830684</text:p>
          </table:table-cell>
          <table:table-cell office:value-type="float" office:value="400662900.66" calcext:value-type="float">
            <text:p>400662900.66</text:p>
          </table:table-cell>
          <table:table-cell office:value-type="float" office:value="529988016.83" calcext:value-type="float">
            <text:p>529988016.83</text:p>
          </table:table-cell>
          <table:table-cell office:value-type="float" office:value="146977.33" calcext:value-type="float">
            <text:p>146977.33</text:p>
          </table:table-cell>
          <table:table-cell office:value-type="float" office:value="34.16" calcext:value-type="float">
            <text:p>34.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9830684" calcext:value-type="float">
            <text:p>9830684</text:p>
          </table:table-cell>
          <table:table-cell office:value-type="float" office:value="25.56" calcext:value-type="float">
            <text:p>25.56</text:p>
          </table:table-cell>
          <table:table-cell office:value-type="float" office:value="33.81" calcext:value-type="float">
            <text:p>33.8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7715.45" calcext:value-type="float">
            <text:p>7715.45</text:p>
          </table:table-cell>
          <table:table-cell/>
          <table:table-cell table:formula="of:=1000*[.O5]"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54087" calcext:value-type="float">
            <text:p>54087</text:p>
          </table:table-cell>
          <table:table-cell office:value-type="float" office:value="14041" calcext:value-type="float">
            <text:p>14041</text:p>
          </table:table-cell>
          <table:table-cell office:value-type="float" office:value="15570029173.5" calcext:value-type="float">
            <text:p>15570029173.5</text:p>
          </table:table-cell>
          <table:table-cell office:value-type="float" office:value="9281100101.35" calcext:value-type="float">
            <text:p>9281100101.35</text:p>
          </table:table-cell>
          <table:table-cell office:value-type="float" office:value="90878.64" calcext:value-type="float">
            <text:p>90878.64</text:p>
          </table:table-cell>
          <table:table-cell office:value-type="float" office:value="1966622865.78" calcext:value-type="float">
            <text:p>1966622865.78</text:p>
          </table:table-cell>
          <table:table-cell office:value-type="float" office:value="6439166.57" calcext:value-type="float">
            <text:p>6439166.57</text:p>
          </table:table-cell>
          <table:table-cell office:value-type="float" office:value="4401672.85" calcext:value-type="float">
            <text:p>4401672.85</text:p>
          </table:table-cell>
          <table:table-cell office:value-type="float" office:value="35.28" calcext:value-type="float">
            <text:p>35.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90878.64" calcext:value-type="float">
            <text:p>90878.64</text:p>
          </table:table-cell>
          <table:table-cell office:value-type="float" office:value="125.49" calcext:value-type="float">
            <text:p>125.49</text:p>
          </table:table-cell>
          <table:table-cell office:value-type="float" office:value="0.41" calcext:value-type="float">
            <text:p>0.41</text:p>
          </table:table-cell>
          <table:table-cell office:value-type="float" office:value="0.28" calcext:value-type="float">
            <text:p>0.28</text:p>
          </table:table-cell>
          <table:table-cell office:value-type="float" office:value="305.6" calcext:value-type="float">
            <text:p>305.6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1000*[.O6]"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54118" calcext:value-type="float">
            <text:p>54118</text:p>
          </table:table-cell>
          <table:table-cell office:value-type="float" office:value="6019" calcext:value-type="float">
            <text:p>6019</text:p>
          </table:table-cell>
          <table:table-cell office:value-type="float" office:value="1445126817.66" calcext:value-type="float">
            <text:p>1445126817.66</text:p>
          </table:table-cell>
          <table:table-cell office:value-type="float" office:value="4914150603.33" calcext:value-type="float">
            <text:p>4914150603.33</text:p>
          </table:table-cell>
          <table:table-cell office:value-type="float" office:value="13132669" calcext:value-type="float">
            <text:p>13132669</text:p>
          </table:table-cell>
          <table:table-cell office:value-type="float" office:value="107816806.33" calcext:value-type="float">
            <text:p>107816806.33</text:p>
          </table:table-cell>
          <table:table-cell office:value-type="float" office:value="80979654" calcext:value-type="float">
            <text:p>80979654</text:p>
          </table:table-cell>
          <table:table-cell office:value-type="float" office:value="8986956.83" calcext:value-type="float">
            <text:p>8986956.83</text:p>
          </table:table-cell>
          <table:table-cell office:value-type="float" office:value="24.33" calcext:value-type="float">
            <text:p>24.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13132669" calcext:value-type="float">
            <text:p>13132669</text:p>
          </table:table-cell>
          <table:table-cell office:value-type="float" office:value="6.87" calcext:value-type="float">
            <text:p>6.87</text:p>
          </table:table-cell>
          <table:table-cell office:value-type="float" office:value="5.16" calcext:value-type="float">
            <text:p>5.16</text:p>
          </table:table-cell>
          <table:table-cell office:value-type="float" office:value="0.57" calcext:value-type="float">
            <text:p>0.57</text:p>
          </table:table-cell>
          <table:table-cell office:value-type="float" office:value="1.33" calcext:value-type="float">
            <text:p>1.33</text:p>
          </table:table-cell>
          <table:table-cell office:value-type="float" office:value="9.31" calcext:value-type="float">
            <text:p>9.31</text:p>
          </table:table-cell>
          <table:table-cell/>
          <table:table-cell table:formula="of:=1000*[.O7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54149" calcext:value-type="float">
            <text:p>54149</text:p>
          </table:table-cell>
          <table:table-cell office:value-type="float" office:value="9028" calcext:value-type="float">
            <text:p>9028</text:p>
          </table:table-cell>
          <table:table-cell office:value-type="float" office:value="7136845069.22" calcext:value-type="float">
            <text:p>7136845069.22</text:p>
          </table:table-cell>
          <table:table-cell office:value-type="float" office:value="9553408068.33" calcext:value-type="float">
            <text:p>9553408068.33</text:p>
          </table:table-cell>
          <table:table-cell office:value-type="float" office:value="125988.33" calcext:value-type="float">
            <text:p>125988.33</text:p>
          </table:table-cell>
          <table:table-cell office:value-type="float" office:value="15710681.11" calcext:value-type="float">
            <text:p>15710681.11</text:p>
          </table:table-cell>
          <table:table-cell office:value-type="float" office:value="16249583.33" calcext:value-type="float">
            <text:p>16249583.33</text:p>
          </table:table-cell>
          <table:table-cell office:value-type="float" office:value="4002.88" calcext:value-type="float">
            <text:p>4002.88</text:p>
          </table:table-cell>
          <table:table-cell office:value-type="float" office:value="29.66" calcext:value-type="float">
            <text:p>29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25988.33" calcext:value-type="float">
            <text:p>125988.33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39398.33" calcext:value-type="float">
            <text:p>39398.33</text:p>
          </table:table-cell>
          <table:table-cell/>
          <table:table-cell table:formula="of:=1000*[.O8]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float" office:value="54180" calcext:value-type="float">
            <text:p>54180</text:p>
          </table:table-cell>
          <table:table-cell office:value-type="float" office:value="2007" calcext:value-type="float">
            <text:p>2007</text:p>
          </table:table-cell>
          <table:table-cell office:value-type="float" office:value="6158331557.5" calcext:value-type="float">
            <text:p>6158331557.5</text:p>
          </table:table-cell>
          <table:table-cell office:value-type="float" office:value="6050472445" calcext:value-type="float">
            <text:p>6050472445</text:p>
          </table:table-cell>
          <table:table-cell office:value-type="float" office:value="3028242" calcext:value-type="float">
            <text:p>3028242</text:p>
          </table:table-cell>
          <table:table-cell office:value-type="float" office:value="250566923.5" calcext:value-type="float">
            <text:p>250566923.5</text:p>
          </table:table-cell>
          <table:table-cell office:value-type="float" office:value="46394252.5" calcext:value-type="float">
            <text:p>46394252.5</text:p>
          </table:table-cell>
          <table:table-cell office:value-type="float" office:value="24231923.5" calcext:value-type="float">
            <text:p>24231923.5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28242" calcext:value-type="float">
            <text:p>3028242</text:p>
          </table:table-cell>
          <table:table-cell office:value-type="float" office:value="15.98" calcext:value-type="float">
            <text:p>15.98</text:p>
          </table:table-cell>
          <table:table-cell office:value-type="float" office:value="2.95" calcext:value-type="float">
            <text:p>2.95</text:p>
          </table:table-cell>
          <table:table-cell office:value-type="float" office:value="1.54" calcext:value-type="float">
            <text:p>1.54</text:p>
          </table:table-cell>
          <table:table-cell office:value-type="float" office:value="5.31" calcext:value-type="float">
            <text:p>5.31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1000*[.O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54212" calcext:value-type="float">
            <text:p>54212</text:p>
          </table:table-cell>
          <table:table-cell office:value-type="float" office:value="13038" calcext:value-type="float">
            <text:p>13038</text:p>
          </table:table-cell>
          <table:table-cell office:value-type="float" office:value="3616279417.69" calcext:value-type="float">
            <text:p>3616279417.69</text:p>
          </table:table-cell>
          <table:table-cell office:value-type="float" office:value="9618029787.07" calcext:value-type="float">
            <text:p>9618029787.07</text:p>
          </table:table-cell>
          <table:table-cell office:value-type="float" office:value="12686508.76" calcext:value-type="float">
            <text:p>12686508.76</text:p>
          </table:table-cell>
          <table:table-cell office:value-type="float" office:value="405861533.92" calcext:value-type="float">
            <text:p>405861533.92</text:p>
          </table:table-cell>
          <table:table-cell office:value-type="float" office:value="400518794.84" calcext:value-type="float">
            <text:p>400518794.84</text:p>
          </table:table-cell>
          <table:table-cell office:value-type="float" office:value="329312.15" calcext:value-type="float">
            <text:p>329312.15</text:p>
          </table:table-cell>
          <table:table-cell office:value-type="float" office:value="34.3" calcext:value-type="float">
            <text:p>34.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12686508.76" calcext:value-type="float">
            <text:p>12686508.76</text:p>
          </table:table-cell>
          <table:table-cell office:value-type="float" office:value="25.89" calcext:value-type="float">
            <text:p>25.89</text:p>
          </table:table-cell>
          <table:table-cell office:value-type="float" office:value="25.55" calcext:value-type="float">
            <text:p>25.55</text:p>
          </table:table-cell>
          <table:table-cell office:value-type="float" office:value="0.02" calcext:value-type="float">
            <text:p>0.02</text:p>
          </table:table-cell>
          <table:table-cell office:value-type="float" office:value="1.01" calcext:value-type="float">
            <text:p>1.01</text:p>
          </table:table-cell>
          <table:table-cell office:value-type="float" office:value="1537.89" calcext:value-type="float">
            <text:p>1537.89</text:p>
          </table:table-cell>
          <table:table-cell/>
          <table:table-cell table:formula="of:=1000*[.O10]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54243" calcext:value-type="float">
            <text:p>54243</text:p>
          </table:table-cell>
          <table:table-cell office:value-type="float" office:value="8025" calcext:value-type="float">
            <text:p>8025</text:p>
          </table:table-cell>
          <table:table-cell office:value-type="float" office:value="4363763974.12" calcext:value-type="float">
            <text:p>4363763974.12</text:p>
          </table:table-cell>
          <table:table-cell office:value-type="float" office:value="9390412509.5" calcext:value-type="float">
            <text:p>9390412509.5</text:p>
          </table:table-cell>
          <table:table-cell office:value-type="float" office:value="39483008.87" calcext:value-type="float">
            <text:p>39483008.87</text:p>
          </table:table-cell>
          <table:table-cell office:value-type="float" office:value="275067117.37" calcext:value-type="float">
            <text:p>275067117.37</text:p>
          </table:table-cell>
          <table:table-cell office:value-type="float" office:value="217159786.37" calcext:value-type="float">
            <text:p>217159786.37</text:p>
          </table:table-cell>
          <table:table-cell office:value-type="float" office:value="47301851.5" calcext:value-type="float">
            <text:p>47301851.5</text:p>
          </table:table-cell>
          <table:table-cell office:value-type="float" office:value="31.62" calcext:value-type="float">
            <text:p>31.6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39483008.5" calcext:value-type="float">
            <text:p>39483008.5</text:p>
          </table:table-cell>
          <table:table-cell office:value-type="float" office:value="17.54" calcext:value-type="float">
            <text:p>17.54</text:p>
          </table:table-cell>
          <table:table-cell office:value-type="float" office:value="13.85" calcext:value-type="float">
            <text:p>13.85</text:p>
          </table:table-cell>
          <table:table-cell office:value-type="float" office:value="3.01" calcext:value-type="float">
            <text:p>3.01</text:p>
          </table:table-cell>
          <table:table-cell office:value-type="float" office:value="1.26" calcext:value-type="float">
            <text:p>1.26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1000*[.O11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54274" calcext:value-type="float">
            <text:p>54274</text:p>
          </table:table-cell>
          <table:table-cell office:value-type="float" office:value="6018" calcext:value-type="float">
            <text:p>6018</text:p>
          </table:table-cell>
          <table:table-cell office:value-type="float" office:value="5058780557.83" calcext:value-type="float">
            <text:p>5058780557.83</text:p>
          </table:table-cell>
          <table:table-cell office:value-type="float" office:value="9076363735.5" calcext:value-type="float">
            <text:p>9076363735.5</text:p>
          </table:table-cell>
          <table:table-cell office:value-type="float" office:value="65319.33" calcext:value-type="float">
            <text:p>65319.33</text:p>
          </table:table-cell>
          <table:table-cell office:value-type="float" office:value="103129058.83" calcext:value-type="float">
            <text:p>103129058.83</text:p>
          </table:table-cell>
          <table:table-cell office:value-type="float" office:value="81792294.5" calcext:value-type="float">
            <text:p>81792294.5</text:p>
          </table:table-cell>
          <table:table-cell office:value-type="float" office:value="77662836.16" calcext:value-type="float">
            <text:p>77662836.16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5319.33" calcext:value-type="float">
            <text:p>65319.33</text:p>
          </table:table-cell>
          <table:table-cell office:value-type="float" office:value="6.58" calcext:value-type="float">
            <text:p>6.58</text:p>
          </table:table-cell>
          <table:table-cell office:value-type="float" office:value="5.21" calcext:value-type="float">
            <text:p>5.21</text:p>
          </table:table-cell>
          <table:table-cell office:value-type="float" office:value="4.95" calcext:value-type="float">
            <text:p>4.95</text:p>
          </table:table-cell>
          <table:table-cell office:value-type="float" office:value="1.26" calcext:value-type="float">
            <text:p>1.26</text:p>
          </table:table-cell>
          <table:table-cell office:value-type="float" office:value="1.05" calcext:value-type="float">
            <text:p>1.05</text:p>
          </table:table-cell>
          <table:table-cell/>
          <table:table-cell table:formula="of:=1000*[.O12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54305" calcext:value-type="float">
            <text:p>54305</text:p>
          </table:table-cell>
          <table:table-cell office:value-type="float" office:value="12039" calcext:value-type="float">
            <text:p>12039</text:p>
          </table:table-cell>
          <table:table-cell office:value-type="float" office:value="1176251011.16" calcext:value-type="float">
            <text:p>1176251011.16</text:p>
          </table:table-cell>
          <table:table-cell office:value-type="float" office:value="6398165823.58" calcext:value-type="float">
            <text:p>6398165823.58</text:p>
          </table:table-cell>
          <table:table-cell office:value-type="float" office:value="64794716.08" calcext:value-type="float">
            <text:p>64794716.08</text:p>
          </table:table-cell>
          <table:table-cell office:value-type="float" office:value="222293426.91" calcext:value-type="float">
            <text:p>222293426.91</text:p>
          </table:table-cell>
          <table:table-cell office:value-type="float" office:value="216824779.5" calcext:value-type="float">
            <text:p>216824779.5</text:p>
          </table:table-cell>
          <table:table-cell office:value-type="float" office:value="52139.08" calcext:value-type="float">
            <text:p>52139.08</text:p>
          </table:table-cell>
          <table:table-cell office:value-type="float" office:value="28.58" calcext:value-type="float">
            <text:p>28.5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64794715.66" calcext:value-type="float">
            <text:p>64794715.66</text:p>
          </table:table-cell>
          <table:table-cell office:value-type="float" office:value="14.18" calcext:value-type="float">
            <text:p>14.18</text:p>
          </table:table-cell>
          <table:table-cell office:value-type="float" office:value="13.83" calcext:value-type="float">
            <text:p>13.83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table:formula="of:=1000*[.O13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54336" calcext:value-type="float">
            <text:p>54336</text:p>
          </table:table-cell>
          <table:table-cell office:value-type="float" office:value="12040" calcext:value-type="float">
            <text:p>12040</text:p>
          </table:table-cell>
          <table:table-cell office:value-type="float" office:value="5491837915" calcext:value-type="float">
            <text:p>5491837915</text:p>
          </table:table-cell>
          <table:table-cell office:value-type="float" office:value="9533631693.91" calcext:value-type="float">
            <text:p>9533631693.91</text:p>
          </table:table-cell>
          <table:table-cell office:value-type="float" office:value="6424833.83" calcext:value-type="float">
            <text:p>6424833.83</text:p>
          </table:table-cell>
          <table:table-cell office:value-type="float" office:value="249685807.83" calcext:value-type="float">
            <text:p>249685807.83</text:p>
          </table:table-cell>
          <table:table-cell office:value-type="float" office:value="166412030.25" calcext:value-type="float">
            <text:p>166412030.25</text:p>
          </table:table-cell>
          <table:table-cell office:value-type="float" office:value="162414296.41" calcext:value-type="float">
            <text:p>162414296.41</text:p>
          </table:table-cell>
          <table:table-cell office:value-type="float" office:value="34.66" calcext:value-type="float">
            <text:p>34.6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6424833.83" calcext:value-type="float">
            <text:p>6424833.83</text:p>
          </table:table-cell>
          <table:table-cell office:value-type="float" office:value="15.92" calcext:value-type="float">
            <text:p>15.92</text:p>
          </table:table-cell>
          <table:table-cell office:value-type="float" office:value="10.61" calcext:value-type="float">
            <text:p>10.61</text:p>
          </table:table-cell>
          <table:table-cell office:value-type="float" office:value="10.36" calcext:value-type="float">
            <text:p>10.36</text:p>
          </table:table-cell>
          <table:table-cell office:value-type="float" office:value="1.5" calcext:value-type="float">
            <text:p>1.5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1000*[.O14]"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54367" calcext:value-type="float">
            <text:p>54367</text:p>
          </table:table-cell>
          <table:table-cell office:value-type="float" office:value="10030" calcext:value-type="float">
            <text:p>10030</text:p>
          </table:table-cell>
          <table:table-cell office:value-type="float" office:value="3508088330.4" calcext:value-type="float">
            <text:p>3508088330.4</text:p>
          </table:table-cell>
          <table:table-cell office:value-type="float" office:value="9299594351.8" calcext:value-type="float">
            <text:p>9299594351.8</text:p>
          </table:table-cell>
          <table:table-cell office:value-type="float" office:value="44792869.5" calcext:value-type="float">
            <text:p>44792869.5</text:p>
          </table:table-cell>
          <table:table-cell office:value-type="float" office:value="262559886.4" calcext:value-type="float">
            <text:p>262559886.4</text:p>
          </table:table-cell>
          <table:table-cell office:value-type="float" office:value="231789420.4" calcext:value-type="float">
            <text:p>231789420.4</text:p>
          </table:table-cell>
          <table:table-cell office:value-type="float" office:value="39266196.4" calcext:value-type="float">
            <text:p>39266196.4</text:p>
          </table:table-cell>
          <table:table-cell office:value-type="float" office:value="31.5" calcext:value-type="float">
            <text:p>31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44792869.6" calcext:value-type="float">
            <text:p>44792869.6</text:p>
          </table:table-cell>
          <table:table-cell office:value-type="float" office:value="16.75" calcext:value-type="float">
            <text:p>16.75</text:p>
          </table:table-cell>
          <table:table-cell office:value-type="float" office:value="14.79" calcext:value-type="float">
            <text:p>14.79</text:p>
          </table:table-cell>
          <table:table-cell office:value-type="float" office:value="2.5" calcext:value-type="float">
            <text:p>2.5</text:p>
          </table:table-cell>
          <table:table-cell office:value-type="float" office:value="1.13" calcext:value-type="float">
            <text:p>1.13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1000*[.O15]"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54409" calcext:value-type="float">
            <text:p>54409</text:p>
          </table:table-cell>
          <table:table-cell office:value-type="float" office:value="6018" calcext:value-type="float">
            <text:p>6018</text:p>
          </table:table-cell>
          <table:table-cell office:value-type="float" office:value="6520546629.5" calcext:value-type="float">
            <text:p>6520546629.5</text:p>
          </table:table-cell>
          <table:table-cell office:value-type="float" office:value="9166099991" calcext:value-type="float">
            <text:p>9166099991</text:p>
          </table:table-cell>
          <table:table-cell office:value-type="float" office:value="92357.5" calcext:value-type="float">
            <text:p>92357.5</text:p>
          </table:table-cell>
          <table:table-cell office:value-type="float" office:value="200748057" calcext:value-type="float">
            <text:p>200748057</text:p>
          </table:table-cell>
          <table:table-cell office:value-type="float" office:value="201091687.5" calcext:value-type="float">
            <text:p>201091687.5</text:p>
          </table:table-cell>
          <table:table-cell office:value-type="float" office:value="195764986.66" calcext:value-type="float">
            <text:p>195764986.66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92357.5" calcext:value-type="float">
            <text:p>92357.5</text:p>
          </table:table-cell>
          <table:table-cell office:value-type="float" office:value="12.8" calcext:value-type="float">
            <text:p>12.8</text:p>
          </table:table-cell>
          <table:table-cell office:value-type="float" office:value="12.83" calcext:value-type="float">
            <text:p>12.83</text:p>
          </table:table-cell>
          <table:table-cell office:value-type="float" office:value="12.49" calcext:value-type="float">
            <text:p>12.49</text:p>
          </table:table-cell>
          <table:table-cell office:value-type="float" office:value="0.99" calcext:value-type="float">
            <text:p>0.99</text:p>
          </table:table-cell>
          <table:table-cell office:value-type="float" office:value="1.02" calcext:value-type="float">
            <text:p>1.02</text:p>
          </table:table-cell>
          <table:table-cell/>
          <table:table-cell table:formula="of:=1000*[.O16]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54440" calcext:value-type="float">
            <text:p>54440</text:p>
          </table:table-cell>
          <table:table-cell office:value-type="float" office:value="14043" calcext:value-type="float">
            <text:p>14043</text:p>
          </table:table-cell>
          <table:table-cell office:value-type="float" office:value="19271387148.42" calcext:value-type="float">
            <text:p>19271387148.42</text:p>
          </table:table-cell>
          <table:table-cell office:value-type="float" office:value="9568090842.07" calcext:value-type="float">
            <text:p>9568090842.07</text:p>
          </table:table-cell>
          <table:table-cell office:value-type="float" office:value="2955501.57" calcext:value-type="float">
            <text:p>2955501.57</text:p>
          </table:table-cell>
          <table:table-cell office:value-type="float" office:value="413199679.35" calcext:value-type="float">
            <text:p>413199679.35</text:p>
          </table:table-cell>
          <table:table-cell office:value-type="float" office:value="382415309.85" calcext:value-type="float">
            <text:p>382415309.85</text:p>
          </table:table-cell>
          <table:table-cell office:value-type="float" office:value="43023048" calcext:value-type="float">
            <text:p>43023048</text:p>
          </table:table-cell>
          <table:table-cell office:value-type="float" office:value="38.92" calcext:value-type="float">
            <text:p>38.9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2955501.57" calcext:value-type="float">
            <text:p>2955501.57</text:p>
          </table:table-cell>
          <table:table-cell office:value-type="float" office:value="26.36" calcext:value-type="float">
            <text:p>26.36</text:p>
          </table:table-cell>
          <table:table-cell office:value-type="float" office:value="24.39" calcext:value-type="float">
            <text:p>24.39</text:p>
          </table:table-cell>
          <table:table-cell office:value-type="float" office:value="2.74" calcext:value-type="float">
            <text:p>2.74</text:p>
          </table:table-cell>
          <table:table-cell office:value-type="float" office:value="1.08" calcext:value-type="float">
            <text:p>1.08</text:p>
          </table:table-cell>
          <table:table-cell office:value-type="float" office:value="8.89" calcext:value-type="float">
            <text:p>8.89</text:p>
          </table:table-cell>
          <table:table-cell/>
          <table:table-cell table:formula="of:=1000*[.O17]"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54471" calcext:value-type="float">
            <text:p>54471</text:p>
          </table:table-cell>
          <table:table-cell office:value-type="float" office:value="14042" calcext:value-type="float">
            <text:p>14042</text:p>
          </table:table-cell>
          <table:table-cell office:value-type="float" office:value="24125741259.64" calcext:value-type="float">
            <text:p>24125741259.64</text:p>
          </table:table-cell>
          <table:table-cell office:value-type="float" office:value="9483415528.71" calcext:value-type="float">
            <text:p>9483415528.71</text:p>
          </table:table-cell>
          <table:table-cell office:value-type="float" office:value="4142368.28" calcext:value-type="float">
            <text:p>4142368.28</text:p>
          </table:table-cell>
          <table:table-cell office:value-type="float" office:value="377424547.71" calcext:value-type="float">
            <text:p>377424547.71</text:p>
          </table:table-cell>
          <table:table-cell office:value-type="float" office:value="377391241.64" calcext:value-type="float">
            <text:p>377391241.64</text:p>
          </table:table-cell>
          <table:table-cell office:value-type="float" office:value="1184290.57" calcext:value-type="float">
            <text:p>1184290.57</text:p>
          </table:table-cell>
          <table:table-cell office:value-type="float" office:value="36.07" calcext:value-type="float">
            <text:p>36.0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4142368.28" calcext:value-type="float">
            <text:p>4142368.28</text:p>
          </table:table-cell>
          <table:table-cell table:number-columns-repeated="2" office:value-type="float" office:value="24.08" calcext:value-type="float">
            <text:p>24.08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23.5" calcext:value-type="float">
            <text:p>323.5</text:p>
          </table:table-cell>
          <table:table-cell/>
          <table:table-cell table:formula="of:=1000*[.O18]" office:value-type="float" office:value="2540" calcext:value-type="float">
            <text:p>2540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54509" calcext:value-type="float">
            <text:p>54509</text:p>
          </table:table-cell>
          <table:table-cell office:value-type="float" office:value="7022" calcext:value-type="float">
            <text:p>7022</text:p>
          </table:table-cell>
          <table:table-cell office:value-type="float" office:value="4202783359" calcext:value-type="float">
            <text:p>4202783359</text:p>
          </table:table-cell>
          <table:table-cell office:value-type="float" office:value="9006785902" calcext:value-type="float">
            <text:p>9006785902</text:p>
          </table:table-cell>
          <table:table-cell office:value-type="float" office:value="40299.28" calcext:value-type="float">
            <text:p>40299.28</text:p>
          </table:table-cell>
          <table:table-cell office:value-type="float" office:value="46488341.42" calcext:value-type="float">
            <text:p>46488341.42</text:p>
          </table:table-cell>
          <table:table-cell office:value-type="float" office:value="42216206" calcext:value-type="float">
            <text:p>42216206</text:p>
          </table:table-cell>
          <table:table-cell office:value-type="float" office:value="35326305.85" calcext:value-type="float">
            <text:p>35326305.85</text:p>
          </table:table-cell>
          <table:table-cell office:value-type="float" office:value="29.85" calcext:value-type="float">
            <text:p>29.8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office:value-type="float" office:value="40299.28" calcext:value-type="float">
            <text:p>40299.28</text:p>
          </table:table-cell>
          <table:table-cell office:value-type="float" office:value="2.96" calcext:value-type="float">
            <text:p>2.96</text:p>
          </table:table-cell>
          <table:table-cell office:value-type="float" office:value="2.69" calcext:value-type="float">
            <text:p>2.69</text:p>
          </table:table-cell>
          <table:table-cell office:value-type="float" office:value="2.25" calcext:value-type="float">
            <text:p>2.25</text:p>
          </table:table-cell>
          <table:table-cell office:value-type="float" office:value="1.1" calcext:value-type="float">
            <text:p>1.1</text:p>
          </table:table-cell>
          <table:table-cell office:value-type="float" office:value="1.19" calcext:value-type="float">
            <text:p>1.19</text:p>
          </table:table-cell>
          <table:table-cell/>
          <table:table-cell table:formula="of:=1000*[.O19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54540" calcext:value-type="float">
            <text:p>54540</text:p>
          </table:table-cell>
          <table:table-cell office:value-type="float" office:value="14042" calcext:value-type="float">
            <text:p>14042</text:p>
          </table:table-cell>
          <table:table-cell office:value-type="float" office:value="21144867812.14" calcext:value-type="float">
            <text:p>21144867812.14</text:p>
          </table:table-cell>
          <table:table-cell office:value-type="float" office:value="9562969882.07" calcext:value-type="float">
            <text:p>9562969882.07</text:p>
          </table:table-cell>
          <table:table-cell office:value-type="float" office:value="5750263.21" calcext:value-type="float">
            <text:p>5750263.21</text:p>
          </table:table-cell>
          <table:table-cell office:value-type="float" office:value="342547058.07" calcext:value-type="float">
            <text:p>342547058.07</text:p>
          </table:table-cell>
          <table:table-cell office:value-type="float" office:value="400868217.07" calcext:value-type="float">
            <text:p>400868217.07</text:p>
          </table:table-cell>
          <table:table-cell office:value-type="float" office:value="41634929.07" calcext:value-type="float">
            <text:p>41634929.07</text:p>
          </table:table-cell>
          <table:table-cell office:value-type="float" office:value="38.78" calcext:value-type="float">
            <text:p>38.7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" calcext:value-type="float">
            <text:p>2.21</text:p>
          </table:table-cell>
          <table:table-cell office:value-type="float" office:value="5750263.21" calcext:value-type="float">
            <text:p>5750263.21</text:p>
          </table:table-cell>
          <table:table-cell office:value-type="float" office:value="21.85" calcext:value-type="float">
            <text:p>21.85</text:p>
          </table:table-cell>
          <table:table-cell office:value-type="float" office:value="25.57" calcext:value-type="float">
            <text:p>25.57</text:p>
          </table:table-cell>
          <table:table-cell office:value-type="float" office:value="2.65" calcext:value-type="float">
            <text:p>2.65</text:p>
          </table:table-cell>
          <table:table-cell office:value-type="float" office:value="0.85" calcext:value-type="float">
            <text:p>0.85</text:p>
          </table:table-cell>
          <table:table-cell office:value-type="float" office:value="9.62" calcext:value-type="float">
            <text:p>9.62</text:p>
          </table:table-cell>
          <table:table-cell/>
          <table:table-cell table:formula="of:=1000*[.O20]" office:value-type="float" office:value="2210" calcext:value-type="float">
            <text:p>2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8:41:49.702628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17:18.557600828</meta:creation-date>
    <dc:date>2016-03-14T18:42:43.144906882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439" meta:object-count="0"/>
  </office:meta>
</office:document-meta>
</file>